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450" draw:textarea-horizontal-align="justify" draw:textarea-vertical-align="middle" draw:auto-grow-height="false" fo:min-height="0.6cm" fo:min-width="0.35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05cm" fo:min-width="0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0.6cm" fo:min-width="0.35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6cm" fo:min-width="0.3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none" draw:textarea-vertical-align="middle" draw:auto-grow-height="false" fo:min-height="11.314cm" fo:min-width="0.005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1.423cm"/>
    </style:style>
    <style:style style:name="gr9" style:family="graphic" style:parent-style-name="standard">
      <style:graphic-properties draw:fill="none" draw:textarea-vertical-align="middle" draw:auto-grow-height="false" fo:min-height="11.41cm" fo:min-width="0.005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1.008cm"/>
    </style:style>
    <style:style style:name="gr11" style:family="graphic" style:parent-style-name="standard">
      <style:graphic-properties draw:stroke="none" svg:stroke-color="#000000" draw:fill="none" draw:fill-color="#ffffff" fo:min-height="0.75cm"/>
    </style:style>
    <style:style style:name="gr12" style:family="graphic" style:parent-style-name="standard">
      <style:graphic-properties draw:stroke="none" svg:stroke-color="#000000" draw:fill="none" draw:fill-color="#ffffff" fo:min-height="0.85cm"/>
    </style:style>
    <style:style style:name="gr13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loext:graphic-properties draw:fill-color="#fff450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-color="#00a65d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1.2cm" svg:height="1.2cm" svg:x="3.7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2cm" svg:height="1.2cm" svg:x="3.7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2cm" svg:height="1.2cm" svg:x="3.6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4.1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4.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4.1cm" svg:y="12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" draw:text-style-name="P3" xml:id="id2" draw:id="id2" draw:layer="layout" svg:width="1.2cm" svg:height="1.2cm" svg:x="13.9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" draw:id="id3" draw:layer="layout" svg:width="1.2cm" svg:height="1.2cm" svg:x="13.9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" draw:id="id4" draw:layer="layout" svg:width="1.2cm" svg:height="1.2cm" svg:x="14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5" draw:id="id5" draw:layer="layout" svg:width="1.2cm" svg:height="1.2cm" svg:x="13.8cm" svg:y="1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4.3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4.3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4.3cm" svg:y="14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5" draw:text-style-name="P4" xml:id="id8" draw:id="id8" draw:layer="layout" svg:width="1.2cm" svg:height="1.2cm" svg:x="23.9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9" draw:id="id9" draw:layer="layout" svg:width="1.2cm" svg:height="1.2cm" svg:x="23.9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0" draw:id="id10" draw:layer="layout" svg:width="1.2cm" svg:height="1.2cm" svg:x="23.8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24.3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24.3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24.3cm" svg:y="12.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6" draw:text-style-name="P5" draw:layer="layout" draw:type="line" svg:x1="4.9cm" svg:y1="6.1cm" svg:x2="13.9cm" svg:y2="3.9cm" draw:start-shape="id1" draw:start-glue-point="10" draw:end-shape="id2" draw:end-glue-point="6" svg:d="M4900 6100l9000-2200" svg:viewBox="0 0 9001 2201">
          <text:p/>
        </draw:connector>
        <draw:connector draw:style-name="gr6" draw:text-style-name="P5" draw:layer="layout" draw:type="line" svg:x1="4.9cm" svg:y1="6.1cm" svg:x2="13.9cm" svg:y2="7cm" draw:start-shape="id1" draw:start-glue-point="10" draw:end-shape="id3" draw:end-glue-point="6" svg:d="M4900 6100l9000 900" svg:viewBox="0 0 9001 901">
          <text:p/>
        </draw:connector>
        <draw:connector draw:style-name="gr6" draw:text-style-name="P5" draw:layer="layout" draw:type="line" svg:x1="4.9cm" svg:y1="6.1cm" svg:x2="14cm" svg:y2="10.1cm" draw:start-shape="id1" draw:start-glue-point="10" draw:end-shape="id4" draw:end-glue-point="6" svg:d="M4900 6100l9100 4000" svg:viewBox="0 0 9101 4001">
          <text:p/>
        </draw:connector>
        <draw:connector draw:style-name="gr6" draw:text-style-name="P5" draw:layer="layout" draw:type="line" svg:x1="4.9cm" svg:y1="6.1cm" svg:x2="13.8cm" svg:y2="18.5cm" draw:start-shape="id1" draw:start-glue-point="10" draw:end-shape="id5" draw:end-glue-point="6" svg:d="M4900 6100l8900 12400" svg:viewBox="0 0 8901 12401">
          <text:p/>
        </draw:connector>
        <draw:connector draw:style-name="gr6" draw:text-style-name="P5" draw:layer="layout" draw:type="line" svg:x1="4.9cm" svg:y1="9.2cm" svg:x2="13.9cm" svg:y2="3.9cm" draw:start-shape="id6" draw:start-glue-point="10" draw:end-shape="id2" draw:end-glue-point="6" svg:d="M4900 9200l9000-5300" svg:viewBox="0 0 9001 5301">
          <text:p/>
        </draw:connector>
        <draw:line draw:style-name="gr6" draw:text-style-name="P5" draw:layer="layout" svg:x1="4.9cm" svg:y1="9.2cm" svg:x2="13.9cm" svg:y2="7cm">
          <text:p/>
        </draw:line>
        <draw:connector draw:style-name="gr6" draw:text-style-name="P5" draw:layer="layout" draw:type="line" svg:x1="4.9cm" svg:y1="9.2cm" svg:x2="14cm" svg:y2="10.1cm" draw:start-shape="id6" draw:start-glue-point="1" draw:end-shape="id4" draw:end-glue-point="6" svg:d="M4900 9200l9100 900" svg:viewBox="0 0 9101 901">
          <text:p/>
        </draw:connector>
        <draw:connector draw:style-name="gr6" draw:text-style-name="P5" draw:layer="layout" draw:type="line" svg:x1="4.9cm" svg:y1="9.2cm" svg:x2="13.8cm" svg:y2="18.5cm" draw:start-shape="id6" draw:end-shape="id5" draw:end-glue-point="6" svg:d="M4900 9200l8900 9300" svg:viewBox="0 0 8901 9301">
          <text:p/>
        </draw:connector>
        <draw:connector draw:style-name="gr6" draw:text-style-name="P5" draw:layer="layout" draw:type="line" svg:x1="4.8cm" svg:y1="16.4cm" svg:x2="13.9cm" svg:y2="3.9cm" draw:start-shape="id7" draw:start-glue-point="10" draw:end-shape="id2" draw:end-glue-point="6" svg:d="M4800 16400l9100-12500" svg:viewBox="0 0 9101 12501">
          <text:p/>
        </draw:connector>
        <draw:connector draw:style-name="gr6" draw:text-style-name="P5" draw:layer="layout" draw:type="line" svg:x1="4.8cm" svg:y1="16.4cm" svg:x2="13.9cm" svg:y2="7cm" draw:start-shape="id7" draw:start-glue-point="10" draw:end-shape="id3" draw:end-glue-point="6" svg:d="M4800 16400l9100-9400" svg:viewBox="0 0 9101 9401">
          <text:p/>
        </draw:connector>
        <draw:connector draw:style-name="gr6" draw:text-style-name="P5" draw:layer="layout" draw:type="line" svg:x1="4.8cm" svg:y1="16.4cm" svg:x2="14cm" svg:y2="10.1cm" draw:start-shape="id7" draw:start-glue-point="10" draw:end-shape="id4" draw:end-glue-point="6" svg:d="M4800 16400l9200-6300" svg:viewBox="0 0 9201 6301">
          <text:p/>
        </draw:connector>
        <draw:connector draw:style-name="gr6" draw:text-style-name="P5" draw:layer="layout" draw:type="line" svg:x1="4.8cm" svg:y1="16.4cm" svg:x2="13.8cm" svg:y2="18.5cm" draw:start-shape="id7" draw:start-glue-point="1" draw:end-shape="id5" draw:end-glue-point="6" svg:d="M4800 16400l9000 2100" svg:viewBox="0 0 9001 2101">
          <text:p/>
        </draw:connector>
        <draw:connector draw:style-name="gr6" draw:text-style-name="P5" draw:layer="layout" draw:type="line" svg:x1="15.1cm" svg:y1="3.9cm" svg:x2="23.9cm" svg:y2="5.9cm" draw:start-shape="id2" draw:start-glue-point="10" draw:end-shape="id8" draw:end-glue-point="6" svg:d="M15100 3900l8800 2000" svg:viewBox="0 0 8801 2001">
          <text:p/>
        </draw:connector>
        <draw:connector draw:style-name="gr6" draw:text-style-name="P5" draw:layer="layout" draw:type="line" svg:x1="15.1cm" svg:y1="3.9cm" svg:x2="23.9cm" svg:y2="8.9cm" draw:start-shape="id2" draw:start-glue-point="1" draw:end-shape="id9" draw:end-glue-point="6" svg:d="M15100 3900l8800 5000" svg:viewBox="0 0 8801 5001">
          <text:p/>
        </draw:connector>
        <draw:connector draw:style-name="gr6" draw:text-style-name="P5" draw:layer="layout" draw:type="line" svg:x1="15.1cm" svg:y1="3.9cm" svg:x2="23.8cm" svg:y2="16.1cm" draw:start-shape="id2" draw:start-glue-point="1" draw:end-shape="id10" draw:end-glue-point="6" svg:d="M15100 3900l8700 12200" svg:viewBox="0 0 8701 12201">
          <text:p/>
        </draw:connector>
        <draw:connector draw:style-name="gr6" draw:text-style-name="P5" draw:layer="layout" draw:type="line" svg:x1="15.1cm" svg:y1="7cm" svg:x2="23.9cm" svg:y2="5.9cm" draw:start-shape="id3" draw:start-glue-point="10" draw:end-shape="id8" draw:end-glue-point="6" svg:d="M15100 7000l8800-1100" svg:viewBox="0 0 8801 1101">
          <text:p/>
        </draw:connector>
        <draw:connector draw:style-name="gr6" draw:text-style-name="P5" draw:layer="layout" draw:type="line" svg:x1="15.1cm" svg:y1="7cm" svg:x2="23.9cm" svg:y2="8.9cm" draw:start-shape="id3" draw:start-glue-point="1" draw:end-shape="id9" draw:end-glue-point="6" svg:d="M15100 7000l8800 1900" svg:viewBox="0 0 8801 1901">
          <text:p/>
        </draw:connector>
        <draw:connector draw:style-name="gr6" draw:text-style-name="P5" draw:layer="layout" draw:type="line" svg:x1="15.2cm" svg:y1="10.1cm" svg:x2="23.9cm" svg:y2="8.9cm" draw:start-shape="id4" draw:start-glue-point="10" draw:end-shape="id9" draw:end-glue-point="6" svg:d="M15200 10100l8700-1200" svg:viewBox="0 0 8701 1201">
          <text:p/>
        </draw:connector>
        <draw:connector draw:style-name="gr6" draw:text-style-name="P5" draw:layer="layout" draw:type="line" svg:x1="15.1cm" svg:y1="7cm" svg:x2="23.8cm" svg:y2="16.1cm" draw:start-shape="id3" draw:start-glue-point="1" draw:end-shape="id10" draw:end-glue-point="6" svg:d="M15100 7000l8700 9100" svg:viewBox="0 0 8701 9101">
          <text:p/>
        </draw:connector>
        <draw:connector draw:style-name="gr6" draw:text-style-name="P5" draw:layer="layout" draw:type="line" svg:x1="15.2cm" svg:y1="10.1cm" svg:x2="23.9cm" svg:y2="5.9cm" draw:start-shape="id4" draw:start-glue-point="10" draw:end-shape="id8" draw:end-glue-point="6" svg:d="M15200 10100l8700-4200" svg:viewBox="0 0 8701 4201">
          <text:p/>
        </draw:connector>
        <draw:connector draw:style-name="gr6" draw:text-style-name="P5" draw:layer="layout" draw:type="line" svg:x1="15.2cm" svg:y1="10.1cm" svg:x2="23.8cm" svg:y2="16.1cm" draw:start-shape="id4" draw:start-glue-point="1" draw:end-shape="id10" draw:end-glue-point="6" svg:d="M15200 10100l8600 6000" svg:viewBox="0 0 8601 6001">
          <text:p/>
        </draw:connector>
        <draw:connector draw:style-name="gr6" draw:text-style-name="P5" draw:layer="layout" draw:type="line" svg:x1="15cm" svg:y1="18.5cm" svg:x2="23.9cm" svg:y2="5.9cm" draw:start-shape="id5" draw:start-glue-point="10" draw:end-shape="id8" draw:end-glue-point="6" svg:d="M15000 18500l8900-12600" svg:viewBox="0 0 8901 12601">
          <text:p/>
        </draw:connector>
        <draw:connector draw:style-name="gr6" draw:text-style-name="P5" draw:layer="layout" draw:type="line" svg:x1="15cm" svg:y1="18.5cm" svg:x2="23.9cm" svg:y2="8.9cm" draw:start-shape="id5" draw:start-glue-point="10" draw:end-shape="id9" draw:end-glue-point="6" svg:d="M15000 18500l8900-9600" svg:viewBox="0 0 8901 9601">
          <text:p/>
        </draw:connector>
        <draw:connector draw:style-name="gr6" draw:text-style-name="P5" draw:layer="layout" draw:type="line" svg:x1="15cm" svg:y1="18.5cm" svg:x2="23.8cm" svg:y2="16.1cm" draw:start-shape="id5" draw:start-glue-point="10" draw:end-shape="id10" draw:end-glue-point="6" svg:d="M15000 18500l8800-2400" svg:viewBox="0 0 8801 2401">
          <text:p/>
        </draw:connector>
        <draw:custom-shape draw:style-name="gr7" draw:text-style-name="P5" draw:layer="layout" svg:width="1.4cm" svg:height="12.2cm" svg:x="2.4cm" svg:y="5.2cm">
          <text:p/>
          <draw:enhanced-geometry svg:viewBox="0 0 21600 21600" draw:glue-points="21600 0 0 10800 21600 21600" draw:text-areas="13800 ?f9 21600 ?f10" draw:type="left-brace" draw:modifiers="1800 10712.707274393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6" draw:layer="layout" svg:width="1.8cm" svg:height="1.673cm" draw:transform="rotate (1.5707963267949) translate (0.964cm 12.163cm)">
          <draw:text-box>
            <text:p>192</text:p>
          </draw:text-box>
        </draw:frame>
        <draw:custom-shape draw:style-name="gr9" draw:text-style-name="P5" draw:layer="layout" svg:width="1.4cm" svg:height="12.3cm" svg:x="24.9cm" svg:y="4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6" draw:layer="layout" svg:width="1.429cm" svg:height="1.258cm" draw:transform="rotate (1.5707963267949) translate (26.442cm 11.6cm)">
          <draw:text-box>
            <text:p>15</text:p>
          </draw:text-box>
        </draw:frame>
        <draw:frame draw:style-name="gr11" draw:text-style-name="P6" draw:layer="layout" svg:width="3.8cm" svg:height="1cm" svg:x="2.2cm" svg:y="1.4cm">
          <draw:text-box>
            <text:p><text:span text:style-name="T1">Input</text:span> <text:span text:style-name="T1">laye</text:span>rs</text:p>
          </draw:text-box>
        </draw:frame>
        <draw:frame draw:style-name="gr12" draw:text-style-name="P6" draw:layer="layout" svg:width="6.6cm" svg:height="1.1cm" svg:x="11.4cm" svg:y="1.4cm">
          <draw:text-box>
            <text:p><text:span text:style-name="T1">Hidden</text:span> <text:span text:style-name="T1">laye</text:span>r (5000)</text:p>
          </draw:text-box>
        </draw:frame>
        <draw:frame draw:style-name="gr13" draw:text-style-name="P6" draw:layer="layout" svg:width="4.3cm" svg:height="1.2cm" svg:x="22.6cm" svg:y="1.384cm">
          <draw:text-box>
            <text:p><text:span text:style-name="T1">Output</text:span> <text:span text:style-name="T1">laye</text:span>r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8T11:41:57.635806404</meta:creation-date>
    <dc:date>2019-05-08T12:14:53.766057431</dc:date>
    <meta:editing-duration>PT11M31S</meta:editing-duration>
    <meta:editing-cycles>2</meta:editing-cycles>
    <meta:generator>LibreOffice/6.0.6.2$Linux_X86_64 LibreOffice_project/00m0$Build-2</meta:generator>
    <meta:document-statistic meta:object-count="50"/>
  </office:meta>
</office:document-meta>
</file>